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Myriad Pro Light2" svg:font-family="'Myriad Pro Light'" style:font-adornments="Light" style:font-pitch="variable"/>
    <style:font-face style:name="Myriad Pro Light4" svg:font-family="'Myriad Pro Light'" style:font-adornments="Semibold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 Light" svg:font-family="'Myriad Pro Light'" style:font-family-generic="roman" style:font-pitch="variable"/>
    <style:font-face style:name="Myriad Pro Light1" svg:font-family="'Myriad Pro Light'" style:font-adornments="Light" style:font-family-generic="roman" style:font-pitch="variable"/>
    <style:font-face style:name="Myriad Pro Light3" svg:font-family="'Myriad Pro Light'" style:font-adornments="Semibold" style:font-family-generic="roman" style:font-pitch="variable"/>
    <style:font-face style:name="Nimbus Sans L" svg:font-family="'Nimbus Sans L'" style:font-family-generic="roman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3" style:family="graphic" style:parent-style-name="Code">
      <style:graphic-properties draw:fill="solid" draw:fill-color="#333366" draw:auto-grow-height="true" draw:auto-grow-width="false" fo:max-height="0cm" fo:min-height="2.449cm"/>
    </style:style>
    <style:style style:name="gr4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5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color="#0047ff"/>
    </style:style>
    <style:style style:name="T3" style:family="text">
      <style:text-properties fo:color="#ff0000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1.5pt" style:font-size-asian="31.5pt" style:font-size-complex="31.5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#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</text:list-item>
              <text:list-item>
                <text:p>Packed with tips and techniques</text:p>
              </text:list-item>
              <text:list-item>
                <text:p>Based on a very small subset of the ARM archite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y a backend tal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lex and vast part of LLVM</text:p>
              </text:list-item>
              <text:list-item>
                <text:p>Can be confusing at first, but doesn't need to be</text:p>
              </text:list-item>
              <text:list-item>
                <text:p>LLVM can do a lot for you with minimal effort</text:p>
              </text:list-item>
              <text:list-item>
                <text:p>“What I wished I knew when I started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draw:frame presentation:style-name="pr1" draw:layer="layout" svg:width="25.199cm" svg:height="3.625cm" svg:x="1.4cm" svg:y="0.778cm" presentation:class="title">
          <draw:text-box>
            <text:p>Life of a program inside the backend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Image [IR -&gt; SelectionDAG -&gt; MachineDAG -&gt; MachineInstr -&gt; MCInst]</text:p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Same program, different representations.</text:p>
              </text:list-item>
              <text:list-item>
                <text:p>Transforms target-agnostic IR to target-specific instructions/operations.</text:p>
              </text:list-item>
              <text:list-item>
                <text:p>Check it out (IR and MI only):</text:p>
                <text:list>
                  <text:list-item>
                    <text:p>llc foo.ll -print-after-all 2&gt;&amp;1 &gt; foo.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draw:frame presentation:style-name="pr6" draw:layer="layout" svg:width="25.199cm" svg:height="3.506cm" svg:x="1.4cm" svg:y="0.837cm" presentation:class="title">
          <draw:text-box>
            <text:p>A look at an IR block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yped values</text:p>
              </text:list-item>
              <text:list-item>
                <text:p>Completely target agnostic, except for:</text:p>
                <text:list>
                  <text:list-item>
                    <text:p>Data layout, triple</text:p>
                  </text:list-item>
                  <text:list-item>
                    <text:p>Intrinsic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arget-agnostic nodes </text:p>
              </text:list-item>
              <text:list-item>
                <text:p>Machine nodes</text:p>
                <text:list>
                  <text:list-item>
                    <text:p>After ISel only</text:p>
                  </text:list-item>
                </text:list>
              </text:list-item>
              <text:list-item>
                <text:p>Typed values, no register </text:p>
              </text:list-item>
              <text:list-item>
                <text:p>Dependenci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3">Scheduling (“glue”)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Untyped</text:p>
                <text:list>
                  <text:list-item>
                    <text:p>Uses register classes</text:p>
                  </text:list-item>
                </text:list>
              </text:list-item>
              <text:list-item>
                <text:p>Virtual registers (pre-RA)</text:p>
              </text:list-item>
              <text:list-item>
                <text:p>Phys. registers (post-RA)</text:p>
              </text:list-item>
              <text:list-item>
                <text:p>Operand order:</text:p>
                <text:list>
                  <text:list-item>
                    <text:p>Defs, uses</text:p>
                  </text:list-item>
                  <text:list-item>
                    <text:p>Imp-defs, imp-use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backen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also use the 'Num' field for encodings</text:p>
                  </text:list-item>
                </text:list>
                <text:p/>
              </text:list-item>
            </text:list>
          </draw:text-box>
        </draw:frame>
        <draw:frame draw:style-name="gr2" draw:layer="layout" svg:width="24.8cm" svg:height="9.095cm" svg:x="1.601cm" svg:y="8.901cm">
          <draw:text-box>
            <text:p>class XXXReg&lt;string n&gt; : Register&lt;n&gt; {</text:p>
            <text:p><text:s text:c="2"/>lield bits&lt;4&gt; Num;</text:p>
            <text:p><text:s text:c="2"/>let Namespace = “XXX”;</text:p>
            <text:p>}</text:p>
            <text:p/>
            <text:p>class R&lt;bits&lt;4&gt; num, string n&gt; : XXXReg&lt;n&gt; {</text:p>
            <text:p><text:s text:c="2"/>let Num = num;</text:p>
            <text:p>}</text:p>
            <text:p/>
            <text:p>def R0 : R&lt; 0, “r0” &gt;;</text:p>
            <text:p>...</text:p>
            <text:p>def SP : R&lt; 10, “sp” 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3" draw:layer="layout" svg:width="24.8cm" svg:height="2.699cm" svg:x="1.601cm" svg:y="6.8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3" draw:layer="layout" svg:width="24.8cm" svg:height="2.699cm" svg:x="1.602cm" svg:y="12.603cm">
          <draw:text-box>
            <text:p>def GRRegs : RegisterClass&lt;”XXX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4">
        <draw:frame presentation:style-name="pr1" draw:layer="layout" svg:width="25.199cm" svg:height="3.625cm" svg:x="1.4cm" svg:y="0.778cm" presentation:class="title">
          <draw:text-box>
            <text:p>Calling convention lowering (1) 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2" draw:layer="layout" svg:width="24.8cm" svg:height="7.8cm" svg:x="1.6cm" svg:y="5.7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How to: creating DAG nod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625cm" svg:x="1.4cm" svg:y="0.778cm" presentation:class="title">
          <draw:text-box>
            <text:p>Calling convention lowering (2)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4" draw:layer="layout" svg:width="23.6cm" svg:height="4.673cm" svg:x="2cm" svg:y="13.8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 (3)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 (4)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 (5)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Describing instruction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 DAG pattern (ADDrr)</text:p>
              </text:list-item>
              <text:list-item>
                <text:p>Tablegen instruction definition syntax</text:p>
                <text:list>
                  <text:list-item>
                    <text:p>How the operands map with MI (outs, ins, Defs, Uses)</text:p>
                  </text:list-item>
                </text:list>
              </text:list-item>
              <text:list-item>
                <text:p>Tablegen pattern syntax</text:p>
                <text:list>
                  <text:list-item>
                    <text:p>Nodes, operand types/register clas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mmediate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nds and Tablegen</text:p>
              </text:list-item>
              <text:list-item>
                <text:p>Materializing immediates</text:p>
              </text:list-item>
              <text:list-item>
                <text:p>Matching immediate operands (ADDri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atching multiple ope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re complicated DAG patter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the stack size</text:p>
              </text:list-item>
              <text:list-item>
                <text:p>emitPrologue()</text:p>
                <text:list>
                  <text:list-item>
                    <text:p>sub sp, sp, #offset</text:p>
                  </text:list-item>
                </text:list>
              </text:list-item>
              <text:list-item>
                <text:p>emitEpilogue()</text:p>
                <text:list>
                  <text:list-item>
                    <text:p>add sp, sp, #offset</text:p>
                  </text:list-item>
                </text:list>
              </text:list-item>
              <text:list-item>
                <text:p>Stack aligning omit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How to: creating MacheInst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TargetInstInfo hooks:<text:line-break/>copyPhysReg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…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TargetInstInfo hooks:<text:line-break/>branch-rela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If-conversion</text:p>
              </text:list-item>
              <text:list-item>
                <text:p>AnalyzeBranch</text:p>
              </text:list-item>
              <text:list-item>
                <text:p>RemoveBranch</text:p>
              </text:list-item>
              <text:list-item>
                <text:p>InsertBran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classes:</text:p>
                <text:list>
                  <text:list-item>
                    <text:p>XXXAsmPrinter</text:p>
                  </text:list-item>
                  <text:list-item>
                    <text:p>An MCAsmStreamer (usually stock)</text:p>
                  </text:list-item>
                  <text:list-item>
                    <text:p>XXXInstPrinter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2)</text:p>
          </draw:text-box>
        </draw:frame>
        <draw:frame presentation:style-name="pr4" draw:text-style-name="P4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TableGen provides the 'AsmString' field:</text:span></text:p>
                <text:p text:style-name="P3"/>
                <text:p text:style-name="P3"/>
              </text:list-item>
              <text:list-item>
                <text:p text:style-name="P3"><text:span text:style-name="T4">Used to define the assembly syntax for each instruction in TableGen.</text:span></text:p>
                <text:p text:style-name="P3"/>
                <text:p text:style-name="P3"/>
              </text:list-item>
              <text:list-item>
                <text:p text:style-name="P3"><text:span text:style-name="T4">XXXInstPrinter::printOperand will be called on each operand</text:span></text:p>
              </text:list-item>
            </text:list>
          </draw:text-box>
        </draw:frame>
        <draw:frame draw:style-name="gr4" draw:layer="layout" svg:width="23.6cm" svg:height="3.199cm" svg:x="2.001cm" svg:y="6.726cm">
          <draw:text-box>
            <text:p>class InstXXX&lt; ..., string asmstr, ... &gt; : Instruction {</text:p>
            <text:p><text:s text:c="2"/>let AsmString = asmstr;</text:p>
            <text:p><text:s text:c="2"/>...</text:p>
            <text:p>}</text:p>
          </draw:text-box>
        </draw:frame>
        <draw:frame draw:style-name="gr5" draw:layer="layout" svg:width="23.6cm" svg:height="3.936cm" svg:x="2.002cm" svg:y="13.128cm">
          <draw:text-box>
            <text:p>def ADD : InstXXX&lt;(outs GRRegs:$dst),</text:p>
            <text:p><text:s text:c="18"/>(ins GRRegs:$src1, GRRegs:$src2),</text:p>
            <text:p><text:s text:c="18"/>“add $dst, $src1, $src2”&gt; {</text:p>
            <text:p><text:s text:c="2"/>...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printer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5" draw:text-style-name="P5" draw:layer="layout" svg:width="25.2cm" svg:height="12.043cm" svg:x="1.4cm" svg:y="8.029cm">
          <draw:text-box>
            <text:p>void XXXInstPrinter::printOperand(const MCInst *MI,</text:p>
            <text:p><text:s text:c="34"/>unsigned OpNo,</text:p>
            <text:p><text:s text:c="34"/>raw_ostream &amp;O) {</text:p>
            <text:p><text:s text:c="2"/>const MCOperand &amp;Op = MI-&gt;getOperand(OpNo);</text:p>
            <text:p><text:s text:c="2"/>if (Op.isReg()) {</text:p>
            <text:p><text:s text:c="4"/>// TableGen generates this function for us from</text:p>
            <text:p><text:s text:c="4"/>// XXX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...</text:p>
            <text:p><text:s text:c="4"/>...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>
          <draw:text-box>
            <text:p>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Adding a custom SelectionDAG n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XXXAsmBackend</text:p>
                  </text:list-item>
                  <text:list-item>
                    <text:p>XXXMCCodeEmitter</text:p>
                  </text:list-item>
                  <text:list-item>
                    <text:p>XXX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XXX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4" draw:layer="layout" svg:width="23.6cm" svg:height="3.199cm" svg:x="2.002cm" svg:y="6.728cm">
          <draw:text-box>
            <text:p>class InstXXX&lt; ... &gt; : Instruction {</text:p>
            <text:p><text:s text:c="2"/>field bits&lt;32&gt; Inst;</text:p>
            <text:p><text:s text:c="2"/>...</text:p>
            <text:p>}</text:p>
          </draw:text-box>
        </draw:frame>
        <draw:frame draw:style-name="gr4" draw:layer="layout" svg:width="23.6cm" svg:height="2.462cm" svg:x="2.003cm" svg:y="13.43cm">
          <draw:text-box>
            <text:p>def ADD : InstXXX&lt; ... &gt; {</text:p>
            <text:p><text:s text:c="2"/>let Inst{31-28} = 0b1100; // Opcode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3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For operand-based encoding, you need to define bit fields with the same names as the operands:</text:span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</text:list-item>
              <text:list-item>
                <text:p text:style-name="P3"><text:span text:style-name="T5">XXXMCCodeEmitter::getMachineOpValue() will be called on each operand</text:span></text:p>
              </text:list-item>
            </text:list>
          </draw:text-box>
        </draw:frame>
        <draw:frame draw:style-name="gr4" draw:layer="layout" svg:width="23.6cm" svg:height="7.621cm" svg:x="2.002cm" svg:y="9.028cm">
          <draw:text-box>
            <text:p>def ADD : InstXXX&lt;(outs GRRegs:$dst),</text:p>
            <text:p><text:s text:c="18"/>(ins GRRegs:$src1, GRRegs:$src2) ... &gt; {</text:p>
            <text:p><text:s text:c="2"/>bits&lt;6&gt; src1;</text:p>
            <text:p><text:s text:c="2"/>bits&lt;6&gt; src2;</text:p>
            <text:p><text:s text:c="2"/>bits&lt;6&gt; dst;</text:p>
            <text:p><text:s text:c="2"/>let Inst{31-28} = 0b1100; // Opcode</text:p>
            <text:p><text:s text:c="2"/>let Inst{27-22} = src1; <text:s text:c="2"/>// First operand</text:p>
            <text:p><text:s text:c="2"/>let Inst{21-16} = src2; <text:s text:c="2"/>// Second operand</text:p>
            <text:p><text:s text:c="2"/>let Inst{15-10} = dst; <text:s text:c="3"/>// Destination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3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Returns the encoding of each operand...</text:span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</text:list-item>
              <text:list-item>
                <text:p text:style-name="P3"><text:span text:style-name="T4">placed, masked, and shifted into position</text:span></text:p>
              </text:list-item>
            </text:list>
          </draw:text-box>
        </draw:frame>
        <draw:frame draw:style-name="gr4" draw:layer="layout" svg:width="24.4cm" svg:height="9.832cm" svg:x="1.6cm" svg:y="7.028cm">
          <draw:text-box>
            <text:p>unsigned XXXMCCodeEmitter::</text:p>
            <text:p>getMachineOpValue(const MCInst &amp;MI, const MCOperand,</text:p>
            <text:p><text:s text:c="18"/>SmallVectorImpl&lt;MCFixup&gt; &amp;Fixups,</text:p>
            <text:p><text:s text:c="18"/>const MCSubtargetInfo &amp;STI) const {</text:p>
            <text:p><text:s text:c="2"/>if (MO.isReg()) {</text:p>
            <text:p><text:s text:c="4"/>return</text:p>
            <text:p><text:s text:c="6"/>CTX.getRegisterInfo()-&gt;getEncodingValue(MO.getReg());</text:p>
            <text:p><text:s text:c="2"/>} else if (MO.isImm()) {</text:p>
            <text:p><text:s text:c="4"/>return static_cast&lt;unsigned&gt;(MO.getImm());<text:line-break/> <text:s/>} else if …</text:p>
            <text:p><text:s text:c="4"/>…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3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For values that require fixing up, such as branch targets, record the relocation into Fixups and return zero.</text:span></text:p>
              </text:list-item>
            </text:list>
          </draw:text-box>
        </draw:frame>
        <draw:frame draw:style-name="gr4" draw:layer="layout" svg:width="24.4cm" svg:height="9.832cm" svg:x="1.6cm" svg:y="9.328cm">
          <draw:text-box>
            <text:p><text:s text:c="2"/>...<text:line-break/> <text:s/>} else if ...</text:p>
            <text:p><text:s text:c="4"/>...</text:p>
            <text:p><text:s text:c="2"/>}</text:p>
            <text:p/>
            <text:p><text:s text:c="2"/>assert(MO.isExpr()); // MO must be an expression</text:p>
            <text:p><text:s text:c="2"/></text:p>
            <text:p><text:s text:c="2"/>const MCExpr *Expr = MO.getExpr();</text:p>
            <text:p><text:s text:c="2"/>const MCExpr::ExprKind Kind = Expr-&gt;getFixupKind();</text:p>
            <text:p/>
            <text:p><text:s text:c="2"/>Fixups.push_back(MCFixup::Create(0, Expr, Kind));</text:p>
            <text:p><text:s text:c="2"/>return 0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3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You will likely want the fixup to be target-specific for more control:</text:span></text:p>
              </text:list-item>
            </text:list>
          </draw:text-box>
        </draw:frame>
        <draw:frame draw:name="dfgsdfg" draw:style-name="gr4" draw:layer="layout" svg:width="24.8cm" svg:height="5.41cm" svg:x="1.4cm" svg:y="8.228cm">
          <draw:text-box>
            <text:p>enum Fixups {</text:p>
            <text:p><text:s text:c="2"/>fixup_xxx = FirstTargetFixupKind,</text:p>
            <text:p><text:s text:c="2"/></text:p>
            <text:p><text:s text:c="2"/>LastTargetFixupKind,</text:p>
            <text:p><text:s text:c="2"/>NumTargetFixupKinds =</text:p>
            <text:p><text:s text:c="4"/>LastTargetFixupKind – FirstTargetFixupKind</text:p>
            <text:p>};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3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You will likely want the fixup to be target-specific for more control:</text:span></text:p>
              </text:list-item>
            </text:list>
          </draw:text-box>
        </draw:frame>
        <draw:frame draw:name="dfgsdfg" draw:style-name="gr4" draw:layer="layout" svg:width="24.8cm" svg:height="6.147cm" svg:x="1.4cm" svg:y="8.228cm">
          <draw:text-box>
            <text:p>const MCFixupKindInfo&amp; getFixupKindInfo(MCFixupKind K) const {</text:p>
            <text:p><text:s text:c="2"/>const static MCFixupKindInfo I[XXX::NumTargetFixupKinds] = {</text:p>
            <text:p><text:s text:c="4"/>// Name <text:s text:c="6"/>Offset <text:s/>Size <text:s/>Flags</text:p>
            <text:p><text:s text:c="4"/>{ “fixup_xxx”, <text:s text:c="2"/>0, <text:s text:c="3"/>32, <text:s/>MCFixupKindInfo::FKF_IsPCRel },</text:p>
            <text:p><text:s text:c="2"/>};</text:p>
            <text:p/>
            <text:p><text:s text:c="2"/>return I[K – FirstTargetFixupKind]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3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We must then implement some hooks.</text:span></text:p>
              </text:list-item>
              <text:list-item>
                <text:p text:style-name="P3"><text:span text:style-name="T4">These are called at the end once the section layouts have been finalized</text:span></text:p>
              </text:list-item>
              <text:list-item>
                <text:p text:style-name="P3"><text:span text:style-name="T4">XXXAsmBackend::processFixupValue()</text:span></text:p>
                <text:list>
                  <text:list-item>
                    <text:p><text:span text:style-name="T4">Adjusts the fixup value, e.g., splitting the value across different bit fields</text:span></text:p>
                  </text:list-item>
                </text:list>
              </text:list-item>
              <text:list-item>
                <text:p><text:span text:style-name="T4">XXX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3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XXXObjectWriter::RecordRelocation()</text:span></text:p>
                <text:list>
                  <text:list-item>
                    <text:p><text:span text:style-name="T4">Record the fixup if it could not be resolved and requires external relo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raint: the two instructions must be ordered</text:p>
                <text:list>
                  <text:list-item>
                    <text:p>Achieved by having MOVT reading MOVW's output</text:p>
                  </text:list-item>
                </text:list>
              </text:list-item>
              <text:list-item>
                <text:p>Defining instruction in Tablegen:</text:p>
                <text:list>
                  <text:list-item>
                    <text:p>let Constraints = "$src1 = $dst"</text:p>
                  </text:list-item>
                  <text:list-item>
                    <text:p>[TableGen def]</text:p>
                  </text:list-item>
                </text:list>
              </text:list-item>
              <text:list-item>
                <text:p>In DAGs, can use 'Glue' (return type: MVT::Glue)</text:p>
                <text:list>
                  <text:list-item>
                    <text:p>[code to select MOVW/MOVT pair with glu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e a pseudo instruction, can be selected using Tablegen patterns</text:p>
              </text:list-item>
              <text:list-item>
                <text:p>Expanded after RA using the InstrInfo::expandPostRAPseudo hook and BuildMI()</text:p>
                <text:list>
                  <text:list-item>
                    <text:p>[example cod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inting 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en something went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 (with llc -print-after-all)</text:p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-debug -debug-only codegen-dce 2&gt;&amp;1 &gt; foo.log</text:p>
                  </text:list-item>
                </text:list>
              </text:list-item>
              <text:list-item>
                <text:p>If you have a 'good' build, diff the -print-after-all/-debug-only outp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-&gt; call X.dump()</text:p>
              </text:list-item>
              <text:list-item>
                <text:p>DAGs -&gt;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view-dag1-combine-dags, -view-legalize-dags, 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6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“Dead Code Elimination”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re did my code disappear?</text:p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  <text:list-item>
                <text:p>This informative and well-presented talk!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Going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backend</text:p>
              </text:list-item>
              <text:list-item>
                <text:p>Many things were not covered in this talk, like:</text:p>
                <text:list>
                  <text:list-item>
                    <text:p>Sub-registers</text:p>
                  </text:list-item>
                  <text:list-item>
                    <text:p>Using different types</text:p>
                  </text:list-item>
                  <text:list-item>
                    <text:p>Legalization</text:p>
                  </text:list-item>
                  <text:list-item>
                    <text:p>Scheduling</text:p>
                  </text:list-item>
                  <text:list-item>
                    <text:p>Intrinsincs (or maybe we have time to cover it?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5T19"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Myriad Pro Light2" svg:font-family="'Myriad Pro Light'" style:font-adornments="Light" style:font-pitch="variable"/>
    <style:font-face style:name="Myriad Pro Light4" svg:font-family="'Myriad Pro Light'" style:font-adornments="Semibold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 Light" svg:font-family="'Myriad Pro Light'" style:font-family-generic="roman" style:font-pitch="variable"/>
    <style:font-face style:name="Myriad Pro Light1" svg:font-family="'Myriad Pro Light'" style:font-adornments="Light" style:font-family-generic="roman" style:font-pitch="variable"/>
    <style:font-face style:name="Myriad Pro Light3" svg:font-family="'Myriad Pro Light'" style:font-adornments="Semibold" style:font-family-generic="roman" style:font-pitch="variable"/>
    <style:font-face style:name="Nimbus Sans L" svg:font-family="'Nimbus Sans L'" style:font-family-generic="roman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-dash="Dashed_20__28_var_29__20_4" svg:stroke-color="#e6e6e6" draw:fill="none" draw:fill-color="#ffffff" draw:fill-gradient-name="Gradient_20_7" draw:fill-hatch-name="Hatching_20_1" draw:fill-image-name="Bitmape_20_1" draw:fill-image-width="0cm" draw:fill-image-height="0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Myriad Pro Light2" fo:font-family="'Myriad Pro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Myriad Pro Light2" fo:font-family="'Myriad Pro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yriad Pro Light2" fo:font-family="'Myriad Pro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yriad Pro Light4" fo:font-family="'Myriad Pro Light'" style:font-style-name="Semibold" style:font-pitch="variable" fo:font-size="44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3H7M56S</meta:editing-duration>
    <meta:editing-cycles>24</meta:editing-cycles>
    <dc:date>2014-04-01T11:41:52.533183808</dc:date>
    <meta:generator>LibreOffice/4.2.2.1$Linux_X86_64 LibreOffice_project/420m0$Build-1</meta:generator>
    <meta:document-statistic meta:object-count="243"/>
  </office:meta>
</office:document-meta>
</file>